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T1" style:family="text">
      <style:text-properties fo:color="#ff0000"/>
    </style:style>
    <style:style style:name="T2" style:family="text">
      <style:text-properties fo:color="#ff0000" fo:background-color="#ffff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U, funkcionalni opis komponent:</text:p>
      <text:p text:style-name="Standard"/>
      <text:list xml:id="list284351096083781765" text:style-name="L1">
        <text:list-item>
          <text:p text:style-name="P2">Napajalna napetost 5V na konektor X2, IC1 je stab. delovne napetosti 3.3V za CPU</text:p>
        </text:list-item>
      </text:list>
      <text:p text:style-name="Standard"/>
      <text:list xml:id="list31443914" text:continue-numbering="true" text:style-name="L1">
        <text:list-item>
          <text:p text:style-name="P2">U1A, U1B .. CPU (simbol na shemi v dveh delih, s pripadajočimi drobnarijami.. blok kond., kristal G1, konektor X8 <text:s/>za vnos SW ...) . Vse na U1 povezane komponente morajo biti montirane v neposredni bližini čipa. </text:p>
        </text:list-item>
      </text:list>
      <text:p text:style-name="Standard"/>
      <text:list xml:id="list31424474" text:continue-numbering="true" text:style-name="L1">
        <text:list-item>
          <text:p text:style-name="P2">Signali iz treh sprejemnikov (A1..3,B1..3) <text:s/>priključeni na konektorje X5,X6 in X7</text:p>
        </text:list-item>
      </text:list>
      <text:p text:style-name="Standard"/>
      <text:list xml:id="list31429885" text:continue-numbering="true" text:style-name="L1">
        <text:list-item>
          <text:p text:style-name="P2">IC2, line driver za CAN network, izhod na X3 konektor. U2 je FET rele, ki na SW zahtevo vklaplja zaključno impedanco na povezavah.</text:p>
        </text:list-item>
      </text:list>
      <text:p text:style-name="Standard"/>
      <text:list xml:id="list31423631" text:continue-numbering="true" text:style-name="L1">
        <text:list-item>
          <text:p text:style-name="P2">USB micro X4, priključek za računalnik (opt.)... <text:s/>montiran naj bo na rob modula in dosegljiv pri odprti glavi/indikatorju/interface box (odvisno od konfiguracije) </text:p>
        </text:list-item>
      </text:list>
      <text:p text:style-name="Standard"/>
      <text:list xml:id="list31416345" text:continue-numbering="true" text:style-name="L1">
        <text:list-item>
          <text:p text:style-name="P2">X1 ... konektor za napajanje in krmiljenje indikatorskih LED (opt..) </text:p>
        </text:list-item>
      </text:list>
      <text:p text:style-name="Standard"/>
      <text:p text:style-name="Standard"/>
      <text:p text:style-name="Standard"/>
      <text:p text:style-name="Standard">TBDF:</text:p>
      <text:list xml:id="list6844843939536085002" text:style-name="L2">
        <text:list-item>
          <text:p text:style-name="P3">tipi <text:s/>konektorjev, nastavitev občutljivosti, konektorji za tipke, 7 seg. display, zvočnik</text:p>
        </text:list-item>
      </text:list>
      <text:p text:style-name="Standard"/>
      <text:p text:style-name="Standard">??? RTI, <text:s/>definicija beam riderja, max frekvenca <text:s/>L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M18S</meta:editing-duration>
    <meta:editing-cycles>4</meta:editing-cycles>
    <meta:generator>OpenOffice/4.1.2$Win32 OpenOffice.org_project/412m3$Build-9782</meta:generator>
    <dc:date>2019-12-11T11:22:05.53</dc:date>
    <dc:creator>matjaz mocnik</dc:creator>
    <meta:document-statistic meta:table-count="0" meta:image-count="0" meta:object-count="0" meta:page-count="1" meta:paragraph-count="10" meta:word-count="147" meta:character-count="921"/>
    <meta:user-defined meta:name="Info 1"/>
    <meta:user-defined meta:name="Info 2"/>
    <meta:user-defined meta:name="Info 3"/>
    <meta:user-defined meta:name="Info 4"/>
  </office:meta>
</office:document-meta>
</file>